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80000045E92688135.png" manifest:media-type="image/png"/>
  <manifest:file-entry manifest:full-path="Pictures/10000201000007FF000002B55C7C9D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ial3" svg:font-family="Arial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506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notes">
      <style:graphic-properties draw:fill-color="#ffffff" draw:auto-grow-height="true" fo:min-height="13.364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outline1">
      <style:graphic-properties fo:min-height="10.799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7cm" svg:y="1.539cm" presentation:class="title" presentation:user-transformed="true">
          <draw:text-box>
            <text:p text:style-name="P1"><text:span text:style-name="T1">Review</text:span></text:p>
          </draw:text-box>
        </draw:frame>
        <draw:custom-shape draw:name="Text Box 2" draw:style-name="gr1" draw:text-style-name="P5" draw:layer="layout" svg:width="15.451cm" svg:height="5.582cm" svg:x="5.6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0.7cm" svg:y="0.337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Spectral-based sound mode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7" draw:text-style-name="P7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<text:a xlink:href="http://essentia.upf.edu/" xlink:type="simple">http://essentia.upf.edu</text:a></text:span></text:p>
              </text:list-item>
              <text:list-item>
                <text:p><text:span text:style-name="T4">http://en.wikipedia.org/wiki/Music_information_retrieval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8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ial3" svg:font-family="Arial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2" draw:display-name="Bitmape 2" xlink:href="Pictures/10000201000007FF000002B55C7C9D4E.png" xlink:type="simple" xlink:show="embed" xlink:actuate="onLoad"/>
    <draw:fill-image draw:name="Bitmape_20_5" draw:display-name="Bitmape 5" xlink:href="Pictures/10000201000005780000045E92688135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Sans1" style:font-size-complex="16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9T17:42:54.306653000</dc:date>
    <dc:creator>xavier serra</dc:creator>
    <meta:generator>LibreOffice/4.2.1.1$MacOSX_X86_64 LibreOffice_project/d7dbbd7842e6a58b0f521599204e827654e1fb8b</meta:generator>
    <meta:editing-duration>P1DT1H45M17S</meta:editing-duration>
    <meta:editing-cycles>17</meta:editing-cycles>
    <meta:document-statistic meta:object-count="92"/>
  </office:meta>
</office:document-meta>
</file>